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100a3" officeooo:paragraph-rsid="002100a3"/>
    </style:style>
    <style:style style:name="P2" style:family="paragraph" style:parent-style-name="Text_20_body">
      <style:paragraph-properties fo:text-align="start" style:justify-single-word="false"/>
      <style:text-properties officeooo:paragraph-rsid="002100a3"/>
    </style:style>
    <style:style style:name="P3" style:family="paragraph" style:parent-style-name="Heading_20_2">
      <style:text-properties officeooo:rsid="002100a3" officeooo:paragraph-rsid="002100a3"/>
    </style:style>
    <style:style style:name="T1" style:family="text">
      <style:text-properties officeooo:rsid="002100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n’t Dream It’s Over</text:h>
      <text:h text:style-name="Heading_20_2" text:outline-level="2">Ebsus2 Eb9</text:h>
      <text:h text:style-name="Heading_20_2" text:outline-level="2">Eb <text:s text:c="11"/>Cm <text:s text:c="18"/>Ab <text:s text:c="34"/>G</text:h>
      <text:p text:style-name="P2">There is freedom within, There is freedom without, Try to catch the deluge in a paper cup</text:p>
      <text:p text:style-name="P2">There's a battle ahead, Many battles are lost, </text:p>
      <text:p text:style-name="P2">But you'll never see the end of the road, While you're traveling with me</text:p>
      <text:h text:style-name="Heading_20_2" text:outline-level="2">Ab <text:s text:c="9"/>Bb <text:s text:c="5"/>Eb <text:s text:c="8"/>Cm</text:h>
      <text:p text:style-name="P2">Hey now, <text:s text:c="2"/>hey now, Don't dream <text:s text:c="3"/>it's <text:s text:c="3"/>over</text:p>
      <text:p text:style-name="P2">Hey now, <text:s text:c="2"/>hey now, When the world <text:s/>comes <text:s/>in</text:p>
      <text:p text:style-name="P2">They come they come, <text:s text:c="6"/>To build a wall between us</text:p>
      <text:h text:style-name="P3" text:outline-level="2">Ab <text:s text:c="15"/>Bb</text:h>
      <text:p text:style-name="P2">We know they won't win</text:p>
      <text:p text:style-name="P2"/>
      <text:p text:style-name="P2">Now I'm towing my car, There's a hole in the roof,</text:p>
      <text:p text:style-name="P2">My possessions are causing me suspicion but there's no proof</text:p>
      <text:p text:style-name="P2">In the paper today, Tales of war and of waste, But you turn right over to the T.V. page</text:p>
      <text:p text:style-name="P2"/>
      <text:p text:style-name="P2">Hey now, hey now, ...</text:p>
      <text:p text:style-name="P2"/>
      <text:p text:style-name="P2">Now I'm walking again, To the beat of a drum</text:p>
      <text:p text:style-name="P2">And I'm counting the steps to the door of your heart</text:p>
      <text:p text:style-name="P2">Only shadows ahead, Barely clearing the roof</text:p>
      <text:p text:style-name="P2">Get to know the feeling of liberation and release</text:p>
      <text:p text:style-name="P2"/>
      <text:p text:style-name="P2">Hey now, …</text:p>
      <text:p text:style-name="P2"/>
      <text:p text:style-name="P2">Don't let them win</text:p>
      <text:p text:style-name="P2">Hey now, hey now <text:span text:style-name="T1">x3 </text:span></text:p>
      <text:p text:style-name="P2">Don't let them win</text:p>
      <text:p text:style-name="P2">They come, they come</text:p>
      <text:p text:style-name="P2">Don't let them win</text:p>
      <text:p text:style-name="P2">Hey now, hey now (yeah)</text:p>
      <text:p text:style-name="P2">Hey now, hey no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84in" style:contextual-spacing="false" fo:line-height="75%" style:page-number="auto"/>
      <style:text-properties fo:font-size="13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loext:graphic-properties draw:opacity="100%"/>
      <style:paragraph-properties fo:margin-top="0.0783in" fo:margin-bottom="0.0783in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2T20:44:11.865207076</meta:creation-date>
    <dc:title>SongSheet</dc:title>
    <meta:editing-cycles>3</meta:editing-cycles>
    <meta:generator>LibreOffice/25.2.6.2$Linux_X86_64 LibreOffice_project/40d1a0e1d5bdf1afaeae24d9ece32bbb00fa66a4</meta:generator>
    <meta:editing-duration>PT38M26S</meta:editing-duration>
    <dc:date>2025-10-22T21:22:37.922009827</dc:date>
    <meta:print-date>2025-10-22T20:52:29.496290690</meta:print-date>
    <meta:document-statistic meta:table-count="0" meta:image-count="0" meta:object-count="0" meta:page-count="1" meta:paragraph-count="28" meta:word-count="202" meta:character-count="1082" meta:non-whitespace-character-count="788"/>
    <meta:template xlink:type="simple" xlink:actuate="onRequest" xlink:title="SongSheet" xlink:href="../../../../snap/libreoffice/358/.config/libreoffice/4/user/template/SongSheet.ott" meta:date="2025-10-22T20:44:11.039142472"/>
  </office:meta>
</office:document-meta>
</file>